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4.123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3.87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3.106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3.974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3.895cm" fo:break-before="auto" style:use-optimal-row-height="true"/>
    </style:style>
    <style:style style:name="ro16" style:family="table-row">
      <style:table-row-properties style:row-height="4.796cm" fo:break-before="auto" style:use-optimal-row-height="true"/>
    </style:style>
    <style:style style:name="ro17" style:family="table-row">
      <style:table-row-properties style:row-height="2.427cm" fo:break-before="auto" style:use-optimal-row-height="true"/>
    </style:style>
    <style:style style:name="ro18" style:family="table-row">
      <style:table-row-properties style:row-height="4.24cm" fo:break-before="auto" style:use-optimal-row-height="false"/>
    </style:style>
    <style:style style:name="ro19" style:family="table-row">
      <style:table-row-properties style:row-height="3.217cm" fo:break-before="auto" style:use-optimal-row-height="false"/>
    </style:style>
    <style:style style:name="ro20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5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4-14T10:41:29.91">
            <text:p>0414 <text:s/>1041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4-14T10:41:29.92">
            <text:p>0414 <text:s/>1041</text:p>
          </table:table-cell>
          <table:table-cell table:style-name="ce8" table:formula="of:=NOW()" office:value-type="date" office:date-value="2022-04-14T10:41:29.92">
            <text:p>0414 <text:s/>1041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4-14T10:41:29.92">
            <text:p>0414 <text:s/>1041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4-14T10:41:29.92">
            <text:p>0414 <text:s/>1041</text:p>
          </table:table-cell>
          <table:table-cell table:style-name="ce8" table:formula="of:=NOW()" office:value-type="date" office:date-value="2022-04-14T10:41:29.92">
            <text:p>0414 <text:s/>1041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ziesiątej Marca. / (1) Księ, Wiek : 8,9. </text:p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odległość między ziemią a księżycem, to wynosi około trzysta osiemdziesiąt tysięcy (380,000) kilometrów. &lt;2&gt; Długość, w której mogą być zawarte 30 ziemsk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">
            <text:p>3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Nie w lokacji obok schodów. &lt;2&gt; W pobliżu wystającego. &lt;3&gt; Przed chaty, człobiek kopnie piłkę na ścianie. Ten fakt może być związane z pozycji Kuro-a. (2) Mike. Na ścian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">
            <text:p>5</text:p>
          </table:table-cell>
          <table:table-cell table:style-name="ce5" table:formula="of:=[.B4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(4/10). (1) 춘분(4/5), 제 여섯 날. &lt;2&gt; 차후, 제 하나 날. &lt;3&gt; 칠십이후, 일본. `鴻雁北` (기러기(雁)가 북쪽으로 건너간다.) / [역사] (1) &lt;1919&gt;. 멕시코. 사파타, 암살. (2) &lt;1928 : 일본&gt; 일본노동조합평의회에게 해산 명령. (3) &lt;1919 : 조선&gt; 명칭 `대한민국`. 임시의정원(臨時議政院)에서 결정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, 연습 &lt;1&gt; `夕夏里` 와 같은 멜로디, 작곡했다. / 샤크 : (1) 하나 구멍에서 3개의 음정(音程)을 낸다.</text:p>
          </table:table-cell>
          <table:covered-table-cell table:number-columns-repeated="2" table:style-name="ce21"/>
          <table:table-cell table:style-name="ce3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4-12T11:53:22.800001">
            <text:p>04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jedenastej marca. / [Księ] (1) Wiek : 9,9. / </text:p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aaA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Po japońsku, スズメノカタビラ, suzume-no-katabira). <text:s text:c="2"/>&lt;1&gt; Rodzina, to jest wieclinowatym (łać. Poaceae, イネ科). &lt;2&gt; Rodzaj, to jest wiechliną (łać. Poa, イチゴツナギ属). &lt;3&gt; Gatunek : wiechlina roczna (P. annua, スズメノカタビラ). Albo, jak nazwa ludowa, `pajędza`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&lt;1&gt; Była na korzeniu drzewa, który jest tuż obok schodów. (2) toczenie się, Mike zaczyna płakać, chwycę ją, biegną do ściany, umieściłem ją na ścianie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aaA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1). (1) 쳥명(4/5), 제 일곱(7) 날. &lt;2&gt; 차후, 제 둘 날. &lt;3&gt; 칠십이후, 중국 : 田鼠化為鴽(중국어 발음 : tian2shu3hua4wei2ru2. 의미는 : 애급쥐(일본어 : クマネズミ)가 메추라기로 변화한다) / [역사] (1) &lt;1919&gt; 상하이에서 임시정부 수립.</text:p>
          </table:table-cell>
          <table:covered-table-cell table:number-columns-repeated="2" table:style-name="ce21"/>
          <table:table-cell table:style-name="ce34"/>
          <table:table-cell table:style-name="ce35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주 방법. &lt;1&gt; 부는 때의 입의 형태. &lt;2&gt; 지금까지 보다 더 작은 크기가 적절한 것일지도 모른다. / 샤크 : &lt;1&gt; 다시, 각 구멍에 대해, 3단계의 소리를 냈다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3T09:02:51.65">
            <text:p>041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nastej marca. / [Księ] (1) wiek : 10,9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rzez tradycyjną chińską astrologię, nazwa jest "大角" (znaczenie : duży róg). &lt;2&gt; Przez starożytną grecką astrologię, ten gwiazd jest w gwiazdozbiorze Wolarza. (2) W niebie, są cztery gwiazdy, których wielkości obserwowanych są w negatywnym. &lt;2&gt; Arktur jest jedna z nich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ثاني عشر من شهر أبريل. \ العاشر من شهر رمضان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صراع / شخصية / دولي</text:p>
            <text:p>al-s^iraaAU[conflict / shaxs^iya[character / duwaliyu[mie_dzynarodowa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2). (1) 쳥명(4/5), 제 여덟(8) 날. &lt;2&gt; 차후(次候), 제 셋 날. (2) 서력 2022년(올해). &lt;1&gt; 간지는 임인(壬寅. 일본어 발음 : 진-인 じんいん). &lt;2&gt; 리 간지 중, `임(壬)`. 천간(天干) 중에서는 아홉 째. &lt;3&gt; 오행에서는, 수(水). 음양는, 양(陽). &lt;4&gt; `妊(임)` 의 글자에 통한다. &lt;5&gt; 식물 내부에서 씨가 태어난 상태를 가리켜서 말하는 글자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638 : 일본&gt; 하라성(原城) 낙성(落城). 시마바라의 난(일본 : 島原の乱) 종결. (2) &lt;1961 : 소련&gt; 유리 가가린(러시아어 : Ю́рий Алексе́евич Гага́рин). 보스토크 1호로 우쥬 비행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새로운 입 형태로 불었다. &lt;1&gt; 입술 및 그 주위의 근육이 지치지 않다. &lt;2&gt; 피로를 느낄 만큼에 힘을 들어가는 것, 하지 않다. / &lt;3&gt; 아랫 입술과 그 부근의 근육. 얼마도 안된 정도의 긴장. 그러한 정도의 긴장만으로 소리가 바뀐다. 소리가 나오는 여부, 바뀐다. / [샤크] (1) 연습. 하나의 구멍에서 3단계의 음정을 낸다. (2) 어제는 그 3개의 각 음정들을 자르지 않고, 슬러로 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 office:value-type="date" office:date-value="2022-04-14T09:23:27.25">
            <text:p>041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trzynastej marca. (1) Księ, wiek : 11,9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ثالث عشر من شهر أبريل. \ الحادي عشر من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مادة الخامس / الانتقاص / الفقرة الثالثة / حق المحاكمة</text:p>
            <text:p>al-intiqaas^u[derogation.e / al-faqra[paragraph / h^aq[right / al-muh^aakamat-i[trial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Spica (chiński, 角宿一)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31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9"/>
          <table:table-cell table:style-name="ce21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4-14T10:41:27.72">
            <text:p>2022/4/14 10:41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20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4">2022/04/14</text:date>, <text:time>10:41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4-14T10:41:29.66</dc:date>
    <dc:creator>iwabuchi ken</dc:creator>
    <meta:editing-duration>P17DT6H19M11S</meta:editing-duration>
    <meta:editing-cycles>2367</meta:editing-cycles>
    <meta:generator>OpenOffice/4.1.3$Win32 OpenOffice.org_project/413m1$Build-9783</meta:generator>
    <meta:document-statistic meta:table-count="2" meta:cell-count="810" meta:object-count="0"/>
  </office:meta>
</office:document-meta>
</file>